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b85e4" officeooo:paragraph-rsid="000b85e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b85e4" officeooo:paragraph-rsid="000b85e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85e4" officeooo:paragraph-rsid="000b85e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85e4" officeooo:paragraph-rsid="000b85e4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2"/>
      <text:p text:style-name="P4">1) Write a query that selects all customers whose ratings are equal to or greater than ANY of Serres’.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25:51.878945850</meta:creation-date>
    <dc:date>2024-03-22T17:47:12.490980668</dc:date>
    <meta:editing-duration>PT1M</meta:editing-duration>
    <meta:editing-cycles>1</meta:editing-cycles>
    <meta:document-statistic meta:table-count="0" meta:image-count="0" meta:object-count="0" meta:page-count="1" meta:paragraph-count="2" meta:word-count="21" meta:character-count="115" meta:non-whitespace-character-count="96"/>
    <meta:generator>LibreOffice/7.3.7.2$Linux_X86_64 LibreOffice_project/30$Build-2</meta:generator>
  </office:meta>
</office:document-meta>
</file>